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7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3-01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3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20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9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095" calcext:value-type="float">
            <text:p>8.38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3555" calcext:value-type="float">
            <text:p>8.559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04774193549" calcext:value-type="float">
            <text:p>8.93604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015948387097" calcext:value-type="float">
            <text:p>9.240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33470967742" calcext:value-type="float">
            <text:p>9.253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508" calcext:value-type="float">
            <text:p>8.25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20475" calcext:value-type="float">
            <text:p>7.353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7224" calcext:value-type="float">
            <text:p>6.8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52872727273" calcext:value-type="float">
            <text:p>6.4355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2544" calcext:value-type="float">
            <text:p>6.40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731" calcext:value-type="float">
            <text:p>6.610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40331034483" calcext:value-type="float">
            <text:p>6.4194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914" calcext:value-type="float">
            <text:p>6.550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80625" calcext:value-type="float">
            <text:p>6.831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38735483871" calcext:value-type="float">
            <text:p>7.339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86525" calcext:value-type="float">
            <text:p>7.6848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1856" calcext:value-type="float">
            <text:p>7.78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9795" calcext:value-type="float">
            <text:p>7.4559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78925" calcext:value-type="float">
            <text:p>7.0767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35690322581" calcext:value-type="float">
            <text:p>6.825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393425" calcext:value-type="float">
            <text:p>7.0939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21018181818" calcext:value-type="float">
            <text:p>7.1542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52" calcext:value-type="float">
            <text:p>7.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81048275862" calcext:value-type="float">
            <text:p>7.6408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17677419355" calcext:value-type="float">
            <text:p>7.756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8655" calcext:value-type="float">
            <text:p>7.6868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31019354839" calcext:value-type="float">
            <text:p>8.258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4976" calcext:value-type="float">
            <text:p>8.24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8239" calcext:value-type="float">
            <text:p>8.008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56258064516" calcext:value-type="float">
            <text:p>7.352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71303225806" calcext:value-type="float">
            <text:p>6.5407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82167741936" calcext:value-type="float">
            <text:p>6.2178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076" calcext:value-type="float">
            <text:p>6.3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813" calcext:value-type="float">
            <text:p>6.504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93742857143" calcext:value-type="float">
            <text:p>6.68393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91525" calcext:value-type="float">
            <text:p>6.9419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06175" calcext:value-type="float">
            <text:p>7.3520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9952" calcext:value-type="float">
            <text:p>7.7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78812903226" calcext:value-type="float">
            <text:p>8.124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45677419355" calcext:value-type="float">
            <text:p>8.472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46064516129" calcext:value-type="float">
            <text:p>8.208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12774193548" calcext:value-type="float">
            <text:p>7.671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87948387097" calcext:value-type="float">
            <text:p>6.999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96361290323" calcext:value-type="float">
            <text:p>6.824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2648" calcext:value-type="float">
            <text:p>7.04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44425" calcext:value-type="float">
            <text:p>7.364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78013793104" calcext:value-type="float">
            <text:p>7.66078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91925" calcext:value-type="float">
            <text:p>8.116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244" calcext:value-type="float">
            <text:p>8.4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61651612903" calcext:value-type="float">
            <text:p>8.779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989935483871" calcext:value-type="float">
            <text:p>9.149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85675" calcext:value-type="float">
            <text:p>9.1408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43019354839" calcext:value-type="float">
            <text:p>8.456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46812903226" calcext:value-type="float">
            <text:p>7.469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78875" calcext:value-type="float">
            <text:p>7.0727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20670967742" calcext:value-type="float">
            <text:p>7.0862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39111111111" calcext:value-type="float">
            <text:p>7.08039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9816" calcext:value-type="float">
            <text:p>7.1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04525" calcext:value-type="float">
            <text:p>7.2200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009290322581" calcext:value-type="float">
            <text:p>7.380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14038709677" calcext:value-type="float">
            <text:p>7.723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5905" calcext:value-type="float">
            <text:p>8.153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2504" calcext:value-type="float">
            <text:p>8.15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363" calcext:value-type="float">
            <text:p>7.857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43174193548" calcext:value-type="float">
            <text:p>7.4364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32825806452" calcext:value-type="float">
            <text:p>6.645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5845" calcext:value-type="float">
            <text:p>6.581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3984516129" calcext:value-type="float">
            <text:p>6.506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5905" calcext:value-type="float">
            <text:p>6.629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33213793104" calcext:value-type="float">
            <text:p>6.74333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7715" calcext:value-type="float">
            <text:p>6.934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299070967742" calcext:value-type="float">
            <text:p>7.2629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86348387097" calcext:value-type="float">
            <text:p>7.633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766" calcext:value-type="float">
            <text:p>8.03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5112" calcext:value-type="float">
            <text:p>8.17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671" calcext:value-type="float">
            <text:p>8.035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98575" calcext:value-type="float">
            <text:p>7.5059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6504" calcext:value-type="float">
            <text:p>6.90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051" calcext:value-type="float">
            <text:p>6.504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464025806452" calcext:value-type="float">
            <text:p>6.474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812" calcext:value-type="float">
            <text:p>6.4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68551724138" calcext:value-type="float">
            <text:p>6.61468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79525" calcext:value-type="float">
            <text:p>6.743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6105" calcext:value-type="float">
            <text:p>6.93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5704" calcext:value-type="float">
            <text:p>7.28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3965" calcext:value-type="float">
            <text:p>7.744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98374193548" calcext:value-type="float">
            <text:p>7.6619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04825" calcext:value-type="float">
            <text:p>7.244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03612903226" calcext:value-type="float">
            <text:p>6.680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8256" calcext:value-type="float">
            <text:p>6.04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73725" calcext:value-type="float">
            <text:p>5.5177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03432258064" calcext:value-type="float">
            <text:p>5.2030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99975" calcext:value-type="float">
            <text:p>5.3319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88303448276" calcext:value-type="float">
            <text:p>5.5148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11075" calcext:value-type="float">
            <text:p>5.4581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07070967742" calcext:value-type="float">
            <text:p>5.617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03251612903" calcext:value-type="float">
            <text:p>6.012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8315" calcext:value-type="float">
            <text:p>6.2718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38167741936" calcext:value-type="float">
            <text:p>6.126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1485" calcext:value-type="float">
            <text:p>5.760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11922580645" calcext:value-type="float">
            <text:p>5.280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304096" calcext:value-type="float">
            <text:p>4.79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165" calcext:value-type="float">
            <text:p>4.36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7592" calcext:value-type="float">
            <text:p>4.3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081" calcext:value-type="float">
            <text:p>4.458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49236363636" calcext:value-type="float">
            <text:p>4.5974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01418181818" calcext:value-type="float">
            <text:p>5.2050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20438709678" calcext:value-type="float">
            <text:p>5.56820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645" calcext:value-type="float">
            <text:p>5.922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9" calcext:value-type="float">
            <text:p>6.0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55819354839" calcext:value-type="float">
            <text:p>6.051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89775" calcext:value-type="float">
            <text:p>6.039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9952" calcext:value-type="float">
            <text:p>5.95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47716129032" calcext:value-type="float">
            <text:p>6.091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8175483871" calcext:value-type="float">
            <text:p>6.270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44125" calcext:value-type="float">
            <text:p>6.5784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82262068966" calcext:value-type="float">
            <text:p>6.87082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26775" calcext:value-type="float">
            <text:p>7.0952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4475" calcext:value-type="float">
            <text:p>7.39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15174193549" calcext:value-type="float">
            <text:p>7.8631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73161290323" calcext:value-type="float">
            <text:p>8.397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01109677419" calcext:value-type="float">
            <text:p>8.311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05780645161" calcext:value-type="float">
            <text:p>8.0210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62375" calcext:value-type="float">
            <text:p>7.6576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82167741936" calcext:value-type="float">
            <text:p>7.3608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37393548387" calcext:value-type="float">
            <text:p>7.035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84051612903" calcext:value-type="float">
            <text:p>7.142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16654545455" calcext:value-type="float">
            <text:p>7.46316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681828571429" calcext:value-type="float">
            <text:p>7.5268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0435" calcext:value-type="float">
            <text:p>7.587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19483870968" calcext:value-type="float">
            <text:p>7.6671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5968" calcext:value-type="float">
            <text:p>8.0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65005" calcext:value-type="float">
            <text:p>8.5765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260670967742" calcext:value-type="float">
            <text:p>8.7626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284412903226" calcext:value-type="float">
            <text:p>8.572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747325" calcext:value-type="float">
            <text:p>7.977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95406451613" calcext:value-type="float">
            <text:p>7.7809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10219354839" calcext:value-type="float">
            <text:p>7.737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94761290323" calcext:value-type="float">
            <text:p>7.8399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492872727273" calcext:value-type="float">
            <text:p>7.9849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4035862069" calcext:value-type="float">
            <text:p>8.1164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628125" calcext:value-type="float">
            <text:p>8.3462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28180645161" calcext:value-type="float">
            <text:p>8.670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62632258065" calcext:value-type="float">
            <text:p>9.5586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305083870968" calcext:value-type="float">
            <text:p>9.563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3975" calcext:value-type="float">
            <text:p>9.276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798573913044" calcext:value-type="float">
            <text:p>8.797985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48626086957" calcext:value-type="float">
            <text:p>7.932486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36051612903" calcext:value-type="float">
            <text:p>7.4933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69" calcext:value-type="float">
            <text:p>7.04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25225" calcext:value-type="float">
            <text:p>6.971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583" calcext:value-type="float">
            <text:p>7.077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861" calcext:value-type="float">
            <text:p>7.269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897" calcext:value-type="float">
            <text:p>7.557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0064" calcext:value-type="float">
            <text:p>7.84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5855" calcext:value-type="float">
            <text:p>8.113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512" calcext:value-type="float">
            <text:p>8.0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431" calcext:value-type="float">
            <text:p>7.639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52722580645" calcext:value-type="float">
            <text:p>7.020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5375483871" calcext:value-type="float">
            <text:p>6.316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58219354839" calcext:value-type="float">
            <text:p>5.8625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44567741936" calcext:value-type="float">
            <text:p>5.495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49925" calcext:value-type="float">
            <text:p>5.1374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092" calcext:value-type="float">
            <text:p>4.9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3188" calcext:value-type="float">
            <text:p>4.9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72774193548" calcext:value-type="float">
            <text:p>5.232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2368" calcext:value-type="float">
            <text:p>5.42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15709090909" calcext:value-type="float">
            <text:p>5.5171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0385" calcext:value-type="float">
            <text:p>5.6420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83709090909" calcext:value-type="float">
            <text:p>5.4968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80581818182" calcext:value-type="float">
            <text:p>5.16580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2128" calcext:value-type="float">
            <text:p>4.85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07636363636" calcext:value-type="float">
            <text:p>4.44407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02838709678" calcext:value-type="float">
            <text:p>4.54102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98925" calcext:value-type="float">
            <text:p>4.8669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79942857143" calcext:value-type="float">
            <text:p>5.1987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944" calcext:value-type="float">
            <text:p>5.3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7692" calcext:value-type="float">
            <text:p>5.9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97142857143" calcext:value-type="float">
            <text:p>6.193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1292" calcext:value-type="float">
            <text:p>6.520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61290322581" calcext:value-type="float">
            <text:p>6.587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641725" calcext:value-type="float">
            <text:p>6.3864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24877419355" calcext:value-type="float">
            <text:p>5.665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32438709677" calcext:value-type="float">
            <text:p>5.385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5765" calcext:value-type="float">
            <text:p>5.374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1168" calcext:value-type="float">
            <text:p>5.60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89225" calcext:value-type="float">
            <text:p>5.995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02542857143" calcext:value-type="float">
            <text:p>6.2450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42215" calcext:value-type="float">
            <text:p>6.344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816825806452" calcext:value-type="float">
            <text:p>6.508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05574193548" calcext:value-type="float">
            <text:p>6.714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686" calcext:value-type="float">
            <text:p>7.012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8064" calcext:value-type="float">
            <text:p>7.01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17675" calcext:value-type="float">
            <text:p>6.748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30270967742" calcext:value-type="float">
            <text:p>6.330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8784516129" calcext:value-type="float">
            <text:p>6.155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00877419355" calcext:value-type="float">
            <text:p>6.031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88980645161" calcext:value-type="float">
            <text:p>5.914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115563636364" calcext:value-type="float">
            <text:p>5.92115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550875" calcext:value-type="float">
            <text:p>5.9755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88748387097" calcext:value-type="float">
            <text:p>6.3018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94812903226" calcext:value-type="float">
            <text:p>6.7379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65375" calcext:value-type="float">
            <text:p>7.1356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7384" calcext:value-type="float">
            <text:p>7.10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16825806452" calcext:value-type="float">
            <text:p>6.8891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40980645161" calcext:value-type="float">
            <text:p>6.2654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95406451613" calcext:value-type="float">
            <text:p>5.8759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04877419355" calcext:value-type="float">
            <text:p>5.589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3776" calcext:value-type="float">
            <text:p>5.5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26109090909" calcext:value-type="float">
            <text:p>5.58726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74114285714" calcext:value-type="float">
            <text:p>5.6577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01625" calcext:value-type="float">
            <text:p>5.845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692541935484" calcext:value-type="float">
            <text:p>6.0769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9736" calcext:value-type="float">
            <text:p>6.3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46925" calcext:value-type="float">
            <text:p>6.802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119" calcext:value-type="float">
            <text:p>6.98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04294736842" calcext:value-type="float">
            <text:p>6.600042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9621052632" calcext:value-type="float">
            <text:p>5.99549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1133333333" calcext:value-type="float">
            <text:p>5.41621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2656" calcext:value-type="float">
            <text:p>5.37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999" calcext:value-type="float">
            <text:p>5.452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63567567568" calcext:value-type="float">
            <text:p>5.487635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59952941177" calcext:value-type="float">
            <text:p>5.4915995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8821052632" calcext:value-type="float">
            <text:p>5.47428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03524324324" calcext:value-type="float">
            <text:p>5.791035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581772972973" calcext:value-type="float">
            <text:p>6.305817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85115789474" calcext:value-type="float">
            <text:p>6.709851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876" calcext:value-type="float">
            <text:p>6.50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78694736842" calcext:value-type="float">
            <text:p>6.075786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3545" calcext:value-type="float">
            <text:p>5.5033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58266666667" calcext:value-type="float">
            <text:p>5.0005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69221052632" calcext:value-type="float">
            <text:p>4.51569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088583783784" calcext:value-type="float">
            <text:p>4.430885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77753846154" calcext:value-type="float">
            <text:p>4.6677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24" calcext:value-type="float">
            <text:p>4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289163636364" calcext:value-type="float">
            <text:p>5.3328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40735135135" calcext:value-type="float">
            <text:p>5.586407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16273684211" calcext:value-type="float">
            <text:p>5.914162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25466666667" calcext:value-type="float">
            <text:p>5.8052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083372972973" calcext:value-type="float">
            <text:p>5.290833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12231578947" calcext:value-type="float">
            <text:p>4.588122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52237837838" calcext:value-type="float">
            <text:p>3.901522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180610526316" calcext:value-type="float">
            <text:p>3.461806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97751351351" calcext:value-type="float">
            <text:p>3.279977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98210526316" calcext:value-type="float">
            <text:p>3.345982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11876923077" calcext:value-type="float">
            <text:p>3.41211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85768421053" calcext:value-type="float">
            <text:p>3.633857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002" calcext:value-type="float">
            <text:p>3.9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016" calcext:value-type="float">
            <text:p>4.4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60292631579" calcext:value-type="float">
            <text:p>4.766029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8866666667" calcext:value-type="float">
            <text:p>4.56598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26884210526" calcext:value-type="float">
            <text:p>4.15626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96294736842" calcext:value-type="float">
            <text:p>3.292962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15545945946" calcext:value-type="float">
            <text:p>2.675155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61852631579" calcext:value-type="float">
            <text:p>2.58261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36733333333" calcext:value-type="float">
            <text:p>2.60036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45031578947" calcext:value-type="float">
            <text:p>2.64045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51129411765" calcext:value-type="float">
            <text:p>2.656511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25263157895" calcext:value-type="float">
            <text:p>2.76325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78589473684" calcext:value-type="float">
            <text:p>2.798785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83266666667" calcext:value-type="float">
            <text:p>3.19083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47789473684" calcext:value-type="float">
            <text:p>3.76347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97" calcext:value-type="float">
            <text:p>3.82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88442105263" calcext:value-type="float">
            <text:p>3.506884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891873684211" calcext:value-type="float">
            <text:p>2.81891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48864864865" calcext:value-type="float">
            <text:p>2.725488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79675675676" calcext:value-type="float">
            <text:p>2.770796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9437837838" calcext:value-type="float">
            <text:p>2.648794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09894736842" calcext:value-type="float">
            <text:p>2.85709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31411764706" calcext:value-type="float">
            <text:p>3.00631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41831578947" calcext:value-type="float">
            <text:p>3.146418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08172972973" calcext:value-type="float">
            <text:p>3.465081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40194594595" calcext:value-type="float">
            <text:p>3.854401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74830769231" calcext:value-type="float">
            <text:p>4.10174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21733333333" calcext:value-type="float">
            <text:p>3.8132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31789473684" calcext:value-type="float">
            <text:p>3.62631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44231578947" calcext:value-type="float">
            <text:p>3.338442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67156756757" calcext:value-type="float">
            <text:p>2.860671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56864864865" calcext:value-type="float">
            <text:p>2.603568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01664864865" calcext:value-type="float">
            <text:p>2.378016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72861538462" calcext:value-type="float">
            <text:p>2.31272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76571428571" calcext:value-type="float">
            <text:p>2.4797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07431578947" calcext:value-type="float">
            <text:p>2.680074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60302702703" calcext:value-type="float">
            <text:p>2.981603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18962162162" calcext:value-type="float">
            <text:p>3.319189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59073684211" calcext:value-type="float">
            <text:p>3.623590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81133333333" calcext:value-type="float">
            <text:p>3.86681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63621052632" calcext:value-type="float">
            <text:p>3.68663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18884210526" calcext:value-type="float">
            <text:p>3.13518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63913513513" calcext:value-type="float">
            <text:p>2.3746391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41305263158" calcext:value-type="float">
            <text:p>2.001413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1212972973" calcext:value-type="float">
            <text:p>2.03112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58830769231" calcext:value-type="float">
            <text:p>2.18658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2432" calcext:value-type="float">
            <text:p>2.3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523046153846" calcext:value-type="float">
            <text:p>2.63523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27113513514" calcext:value-type="float">
            <text:p>2.859271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775654054054" calcext:value-type="float">
            <text:p>3.097756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06442105263" calcext:value-type="float">
            <text:p>3.423064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492" calcext:value-type="float">
            <text:p>3.5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77242105263" calcext:value-type="float">
            <text:p>3.372772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45353846154" calcext:value-type="float">
            <text:p>2.96445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28066666667" calcext:value-type="float">
            <text:p>2.96528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01747368421" calcext:value-type="float">
            <text:p>3.26801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37016216216" calcext:value-type="float">
            <text:p>3.713370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74830769231" calcext:value-type="float">
            <text:p>3.97474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315611428572" calcext:value-type="float">
            <text:p>4.003156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15437837838" calcext:value-type="float">
            <text:p>4.005154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05353846154" calcext:value-type="float">
            <text:p>4.08205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67333333333" calcext:value-type="float">
            <text:p>4.0326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95410526316" calcext:value-type="float">
            <text:p>3.88395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90421621622" calcext:value-type="float">
            <text:p>3.918904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46897297297" calcext:value-type="float">
            <text:p>3.690468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730763636364" calcext:value-type="float">
            <text:p>3.3273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75827027027" calcext:value-type="float">
            <text:p>2.874758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45789473684" calcext:value-type="float">
            <text:p>2.84145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22066666667" calcext:value-type="float">
            <text:p>2.99322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50215384615" calcext:value-type="float">
            <text:p>3.2655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53577142857" calcext:value-type="float">
            <text:p>2.96953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956" calcext:value-type="float">
            <text:p>3.0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1587027027" calcext:value-type="float">
            <text:p>3.25715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05362162162" calcext:value-type="float">
            <text:p>3.374053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808" calcext:value-type="float">
            <text:p>3.5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17058064516" calcext:value-type="float">
            <text:p>3.835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12302702703" calcext:value-type="float">
            <text:p>3.713123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10484210526" calcext:value-type="float">
            <text:p>3.606104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82897297297" calcext:value-type="float">
            <text:p>3.522828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12067027027" calcext:value-type="float">
            <text:p>3.641206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11545945946" calcext:value-type="float">
            <text:p>3.879115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44884210526" calcext:value-type="float">
            <text:p>4.07244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06733333333" calcext:value-type="float">
            <text:p>4.26406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345383783784" calcext:value-type="float">
            <text:p>4.403453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82863157895" calcext:value-type="float">
            <text:p>4.704828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104454054054" calcext:value-type="float">
            <text:p>5.021044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95536842105" calcext:value-type="float">
            <text:p>5.37795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34463157895" calcext:value-type="float">
            <text:p>5.785344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22616216216" calcext:value-type="float">
            <text:p>5.609226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85684210526" calcext:value-type="float">
            <text:p>5.050856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72821621622" calcext:value-type="float">
            <text:p>4.796728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31437837838" calcext:value-type="float">
            <text:p>4.523314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12194594595" calcext:value-type="float">
            <text:p>4.281121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65536842105" calcext:value-type="float">
            <text:p>4.50165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29362162162" calcext:value-type="float">
            <text:p>5.294293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05452631579" calcext:value-type="float">
            <text:p>5.309054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025664864865" calcext:value-type="float">
            <text:p>5.060256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72172631579" calcext:value-type="float">
            <text:p>5.12721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928533333333" calcext:value-type="float">
            <text:p>5.11928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6612" calcext:value-type="float">
            <text:p>4.8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44294736842" calcext:value-type="float">
            <text:p>4.085442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865266666667" calcext:value-type="float">
            <text:p>3.52865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63263157895" calcext:value-type="float">
            <text:p>3.51763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405073684211" calcext:value-type="float">
            <text:p>3.494050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87389473684" calcext:value-type="float">
            <text:p>3.502873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132" calcext:value-type="float">
            <text:p>3.7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589210810811" calcext:value-type="float">
            <text:p>3.9558921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958897297297" calcext:value-type="float">
            <text:p>4.269588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97967567568" calcext:value-type="float">
            <text:p>4.810979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279286486487" calcext:value-type="float">
            <text:p>5.2727928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96185" calcext:value-type="float">
            <text:p>5.3296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76935" calcext:value-type="float">
            <text:p>5.167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80625" calcext:value-type="float">
            <text:p>4.545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926012903226" calcext:value-type="float">
            <text:p>3.519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34090322581" calcext:value-type="float">
            <text:p>3.2683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88516129032" calcext:value-type="float">
            <text:p>3.259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43325" calcext:value-type="float">
            <text:p>3.4664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13655172414" calcext:value-type="float">
            <text:p>3.7201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66012903226" calcext:value-type="float">
            <text:p>4.0526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13548387097" calcext:value-type="float">
            <text:p>4.476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81987096774" calcext:value-type="float">
            <text:p>4.740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1595" calcext:value-type="float">
            <text:p>4.705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73686486487" calcext:value-type="float">
            <text:p>4.8247368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96547368421" calcext:value-type="float">
            <text:p>4.75696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46733333333" calcext:value-type="float">
            <text:p>3.78146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31831578947" calcext:value-type="float">
            <text:p>3.489318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09275675676" calcext:value-type="float">
            <text:p>3.234092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924246153846" calcext:value-type="float">
            <text:p>3.23924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75482352941" calcext:value-type="float">
            <text:p>3.39475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80410810811" calcext:value-type="float">
            <text:p>3.6328041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9465945946" calcext:value-type="float">
            <text:p>4.360946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50736842105" calcext:value-type="float">
            <text:p>4.460507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92228571429" calcext:value-type="float">
            <text:p>4.5489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708" calcext:value-type="float">
            <text:p>4.1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049263157895" calcext:value-type="float">
            <text:p>3.54049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330333333333" calcext:value-type="float">
            <text:p>2.72330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47536842105" calcext:value-type="float">
            <text:p>2.29947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752" calcext:value-type="float">
            <text:p>1.9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02892307692" calcext:value-type="float">
            <text:p>1.68702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08982857143" calcext:value-type="float">
            <text:p>1.7310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80713513514" calcext:value-type="float">
            <text:p>1.813807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26315789474" calcext:value-type="float">
            <text:p>2.005263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87333333333" calcext:value-type="float">
            <text:p>2.0768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51070967742" calcext:value-type="float">
            <text:p>2.279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73476923077" calcext:value-type="float">
            <text:p>2.24473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744" calcext:value-type="float">
            <text:p>2.0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692" calcext:value-type="float">
            <text:p>1.59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3592" calcext:value-type="float">
            <text:p>1.0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0598" calcext:value-type="float">
            <text:p>0.720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7764" calcext:value-type="float">
            <text:p>0.3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2364" calcext:value-type="float">
            <text:p>0.37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4780363636364" calcext:value-type="float">
            <text:p>0.42478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8546" calcext:value-type="float">
            <text:p>0.55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7947636363636" calcext:value-type="float">
            <text:p>0.827947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6584" calcext:value-type="float">
            <text:p>1.1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8936" calcext:value-type="float">
            <text:p>1.1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20861538462" calcext:value-type="float">
            <text:p>1.58120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01846153846" calcext:value-type="float">
            <text:p>1.32001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967384615385" calcext:value-type="float">
            <text:p>0.96996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7987692307692" calcext:value-type="float">
            <text:p>0.89798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468" calcext:value-type="float">
            <text:p>1.0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9056" calcext:value-type="float">
            <text:p>1.2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327876923077" calcext:value-type="float">
            <text:p>1.26327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76685714286" calcext:value-type="float">
            <text:p>1.4547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244" calcext:value-type="float">
            <text:p>1.5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774" calcext:value-type="float">
            <text:p>2.001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05046153846" calcext:value-type="float">
            <text:p>2.33805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292" calcext:value-type="float">
            <text:p>1.82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508" calcext:value-type="float">
            <text:p>1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556" calcext:value-type="float">
            <text:p>0.89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272" calcext:value-type="float">
            <text:p>0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2641230769231" calcext:value-type="float">
            <text:p>0.382641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272" calcext:value-type="float">
            <text:p>0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0362181818182" calcext:value-type="float">
            <text:p>0.750362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736" calcext:value-type="float">
            <text:p>0.6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962" calcext:value-type="float">
            <text:p>0.7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72923076923" calcext:value-type="float">
            <text:p>1.08672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4392" calcext:value-type="float">
            <text:p>1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6772" calcext:value-type="float">
            <text:p>1.0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7268" calcext:value-type="float">
            <text:p>0.74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767384615385" calcext:value-type="float">
            <text:p>0.51276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684" calcext:value-type="float">
            <text:p>0.64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0164" calcext:value-type="float">
            <text:p>0.5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3784" calcext:value-type="float">
            <text:p>0.3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7392" calcext:value-type="float">
            <text:p>0.9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924" calcext:value-type="float">
            <text:p>1.42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62" calcext:value-type="float">
            <text:p>1.9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30215384615" calcext:value-type="float">
            <text:p>1.9193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2" calcext:value-type="float">
            <text:p>1.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012" calcext:value-type="float">
            <text:p>1.6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284" calcext:value-type="float">
            <text:p>1.3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86" calcext:value-type="float">
            <text:p>1.2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244" calcext:value-type="float">
            <text:p>1.5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71138461539" calcext:value-type="float">
            <text:p>1.58871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124" calcext:value-type="float">
            <text:p>1.62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092" calcext:value-type="float">
            <text:p>1.7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44" calcext:value-type="float">
            <text:p>1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064" calcext:value-type="float">
            <text:p>1.9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40184615385" calcext:value-type="float">
            <text:p>2.18940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328" calcext:value-type="float">
            <text:p>2.1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82" calcext:value-type="float">
            <text:p>1.8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58" calcext:value-type="float">
            <text:p>1.71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61236363636" calcext:value-type="float">
            <text:p>1.74761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15015384615" calcext:value-type="float">
            <text:p>1.84615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3372" calcext:value-type="float">
            <text:p>1.8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652" calcext:value-type="float">
            <text:p>1.91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6912" calcext:value-type="float">
            <text:p>2.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452" calcext:value-type="float">
            <text:p>2.60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052" calcext:value-type="float">
            <text:p>3.0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3" calcext:value-type="float">
            <text:p>3.4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58" calcext:value-type="float">
            <text:p>2.22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324" calcext:value-type="float">
            <text:p>1.32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2444" calcext:value-type="float">
            <text:p>1.01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6092" calcext:value-type="float">
            <text:p>0.7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227076923077" calcext:value-type="float">
            <text:p>0.61522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12" calcext:value-type="float">
            <text:p>0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044" calcext:value-type="float">
            <text:p>0.9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3368" calcext:value-type="float">
            <text:p>1.2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108" calcext:value-type="float">
            <text:p>1.7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632" calcext:value-type="float">
            <text:p>2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84" calcext:value-type="float">
            <text:p>-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432" calcext:value-type="float">
            <text:p>-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64" calcext:value-type="float">
            <text:p>-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88" calcext:value-type="float">
            <text:p>-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348112013601</text:p>
          </table:table-cell>
          <table:table-cell office:value-type="string" calcext:value-type="string">
            <text:p>193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82" meta:object-count="0"/>
    <meta:user-defined meta:name="AppVersion">3.0</meta:user-defined>
  </office:meta>
</office:document-meta>
</file>